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style:text-underline-style="solid" style:text-underline-width="auto" style:text-underline-color="font-color" fo:font-weight="normal" style:font-weight-asian="normal" style:font-weight-complex="normal"/>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1">
      <style:paragraph-properties fo:margin-top="0in" fo:margin-bottom="0in"/>
    </style:style>
    <style:style style:name="P12" style:family="paragraph" style:parent-style-name="Heading_20_1">
      <style:paragraph-properties fo:text-align="center"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KLM – Keystroke Level Model</text:h>
      <text:p text:style-name="P1">Hodnotenie projektu <text:span text:style-name="T5">Risovanie</text:span></text:p>
      <text:p text:style-name="Standard"/>
      <text:p text:style-name="Standard"/>
      <text:p text:style-name="Standard"><text:tab/>KLM je metóda používaná pri opise interakcie človeka s počítačom. Jej cieľom je odhadnúť čas potrebný na vykonanie určitej činnosti pomocou klávesnice a myši používateľom. V tomto dokumente popisujeme jeden (zdokumentovaný) scenár použitia aplikácie <text:span text:style-name="T4">Risovanie</text:span><text:span text:style-name="T6">, ktorej autorm je Matej Pavla.</text:span></text:p>
      <text:p text:style-name="P4"><text:tab/></text:p>
      <text:p text:style-name="P4"><text:tab/>Pri popise a kategorizácií jednotlivých činností KLM sme použili viacero skratiek, ktoré sú uvedené nižšie spolu s ich popisom a približným časom, ktorý daná činnosť zaberie bežnému používateľovi (tzv. Persona).</text:p>
      <text:p text:style-name="P4"/>
      <text:p text:style-name="P4">Zoznam skratiek:</text:p>
      <text:p text:style-name="Standard"/>
      <text:list xml:id="list2117547036" text:style-name="L1">
        <text:list-item>
          <text:p text:style-name="P11"><text:span text:style-name="T1">K – </text:span><text:span text:style-name="T3">Stlačenie a pustenie klávesy na klávesnici (0.28 sek.)</text:span></text:p>
        </text:list-item>
        <text:list-item>
          <text:p text:style-name="P11"><text:span text:style-name="T1">P –</text:span> Presunutie myši na objekt na obrazovke (1.10 sek.)</text:p>
        </text:list-item>
        <text:list-item>
          <text:p text:style-name="P11"><text:span text:style-name="T1">B –</text:span> Stlačenie alebo pustenie tlačidla na myši (0.10 sek.) </text:p>
        </text:list-item>
        <text:list-item>
          <text:p text:style-name="P11"><text:span text:style-name="T1">H –</text:span> Presun ruky z klávesnice na myš alebo naopak (0.40 sek.)</text:p>
        </text:list-item>
        <text:list-item>
          <text:p text:style-name="P11"><text:span text:style-name="T1">M –</text:span> Mentálna príprava (1.20 sek.)</text:p>
        </text:list-item>
        <text:list-item>
          <text:p text:style-name="P11"><text:span text:style-name="T1">T(n) –</text:span> Napísanie reťazca znakov (n * K sek.) </text:p>
        </text:list-item>
        <text:list-item>
          <text:p text:style-name="P11"><text:span text:style-name="T1">W(t) –</text:span> Čakanie na odozvu systému</text:p>
        </text:list-item>
        <text:list-item>
          <text:p text:style-name="P8"><text:span text:style-name="T1">D(l) –</text:span> Nakreslenie rovnej čiary dĺžky l myšou</text:p>
        </text:list-item>
      </text:list>
      <text:p text:style-name="Text_20_body"/>
      <text:p text:style-name="Text_20_body"><text:tab/>Po naštudovaní dodaného scenára sme aplikáciu spustili a zaznamenali sme všetky kroky, ktoré sme pri plnení scenára museli vykonať. Ich podrobný zoznam spolu s príslušnou časťou výsledného vzorca na výpočet času je uvedený nižšie.</text:p>
      <text:p text:style-name="Text_20_body"/>
      <text:p text:style-name="Text_20_body">Postup podľa scenára (1):</text:p>
      <text:list xml:id="list1652222897" text:style-name="L2">
        <text:list-item>
          <text:p text:style-name="P9">Po spustení aplikácie sa zobrazila úvodná obrazovka s možnosťou výberu z dvoch režimov: žiacky a učiteľský. Implementovaný bol iba žiacky režim, ktorý však na otestovanie dodaného scenára úplne postačoval.</text:p>
        </text:list-item>
        <text:list-item>
          <text:p text:style-name="P9">Vybratie „žiackeho módu“ kliknutím na príslušné tlačidlo. (<text:span text:style-name="T3">MPBB)</text:span></text:p>
        </text:list-item>
        <text:list-item>
          <text:p text:style-name="P9">Výber zadania na vypracovanie (zo zobrazeného zoznamu zadaní). (MPBB PBB)</text:p>
        </text:list-item>
        <text:list-item>
          <text:p text:style-name="P9">Po zobrazení vybraného zadania, ktoré ukladalo za cieľ narysovať obdĺžnik so stranami 4 x 3 centimetre, sme pomocou zobrazených nástrojov začali rysovať. Splnenie danej úlohy si vyžadovalo uskutočniť nasledujúce kroky:</text:p>
          <text:list>
            <text:list-item>
              <text:p text:style-name="P9">nájsť myšou na trojuholníkové pravítko a natočiť ho do zvislého smeru. (MPBPB)</text:p>
            </text:list-item>
            <text:list-item>
              <text:p text:style-name="P9">narysovať zvislú čiaru (úsečku) dĺžky 4 cm. (PBD(4)B)</text:p>
            </text:list-item>
            <text:list-item>
              <text:p text:style-name="P9">otočiť pravítko o +90 stupňov. (PBPB)</text:p>
            </text:list-item>
            <text:list-item>
              <text:p text:style-name="P9">presunúť pravítko tak, aby jeho ryska prekrývala už narysovanú úsečku. (PBPB)</text:p>
            </text:list-item>
            <text:list-item>
              <text:p text:style-name="P9">narysovať horizontálnu úsečku dĺžky 3 cm. (PBD(3)B)</text:p>
            </text:list-item>
            <text:list-item>
              <text:p text:style-name="P9">otočiť pravítko o +90 stupňov. (PBPB)</text:p>
            </text:list-item>
            <text:list-item>
              <text:p text:style-name="P9"><text:soft-page-break/>presunúť pravítko tak, aby jeho ryska prekrývala posledne narysovanú úsečku. (PBPB)</text:p>
            </text:list-item>
            <text:list-item>
              <text:p text:style-name="P9">narysovať zvislú úsečku dĺžky 4 cm. (PBD(4)B)</text:p>
            </text:list-item>
            <text:list-item>
              <text:p text:style-name="P9">otočiť pravítko o +90 stupňov. (PBPB)</text:p>
            </text:list-item>
            <text:list-item>
              <text:p text:style-name="P9">presunúť pravítko tak, aby jeho ryska prekrývala posledne narysovanú úsečku. (PBPB)</text:p>
            </text:list-item>
            <text:list-item>
              <text:p text:style-name="P9">narysovať horizontálnu úsečku dĺžky 3 cm. (PBD(3)B)</text:p>
            </text:list-item>
          </text:list>
        </text:list-item>
      </text:list>
      <text:p text:style-name="Text_20_body"/>
      <text:list xml:id="list359528528" text:style-name="L3">
        <text:list-item>
          <text:p text:style-name="P10">Uložiť projekt kliknutím na príslušné tlačidlo. (MPBB)</text:p>
        </text:list-item>
        <text:list-item>
          <text:p text:style-name="P10">Presunúť kurzor do zobrazeného vstupného poľa a napísať názov súboru (napr. 8 znakový názov). (PBB T(8))</text:p>
        </text:list-item>
        <text:list-item>
          <text:p text:style-name="P10">Kliknúť na tlačidlo uložiť. (PBB)</text:p>
        </text:list-item>
        <text:list-item>
          <text:p text:style-name="P10">Prečítať zobrazený dialóg a potvrdiť uloženie vypracovaného zadania. (MPBB)</text:p>
        </text:list-item>
      </text:list>
      <text:p text:style-name="Standard"/>
      <text:p text:style-name="Standard"/>
      <text:p text:style-name="Standard">Sčítaním úkonov vo všetkých krokoch dostaneme nasledovný vzorec:</text:p>
      <text:p text:style-name="P2"><text:tab/>Pozn.: riadky sú pre sprehľadnenie zalamované podľa jednotlivých úkonov</text:p>
      <text:p text:style-name="Standard"/>
      <text:p text:style-name="Standard">M + P + B + B +</text:p>
      <text:p text:style-name="Standard">M + P + B + B + P + B + B +</text:p>
      <text:p text:style-name="Standard">M + P + B + P + B +</text:p>
      <text:p text:style-name="Standard">P + B + D(4) + B +</text:p>
      <text:p text:style-name="Standard">P + B + P + B +</text:p>
      <text:p text:style-name="Standard">P + B + P + B +</text:p>
      <text:p text:style-name="Standard">P + B + D(3) + B +</text:p>
      <text:p text:style-name="Standard">P + B + P + B +</text:p>
      <text:p text:style-name="Standard">P + B + P + B +</text:p>
      <text:p text:style-name="Standard">P + B + D(4) + B +</text:p>
      <text:p text:style-name="Standard">P + B + P + B +</text:p>
      <text:p text:style-name="Standard">P + B + P + B +</text:p>
      <text:p text:style-name="Standard">P + B +D(3) + B +</text:p>
      <text:p text:style-name="Standard">M + P + B + B +</text:p>
      <text:p text:style-name="Standard">P + B + B + T(8) +</text:p>
      <text:p text:style-name="Standard">P + B + B +</text:p>
      <text:p text:style-name="Standard">M + P + B + B = <text:span text:style-name="T2">43.74 sekúnd.</text:span></text:p>
      <text:p text:style-name="P5"/>
      <text:p text:style-name="P5"/>
      <text:p text:style-name="P3"><text:tab/>Celkový čas, meraný podľa metódy KLM, vyšiel 43.74 sekúnd. Uvedená hodnota však predstavuje iba čas potrebný na ovládanie používateľského rozhrania a nezahŕňa čas strávený intelektuálnym uvažovaním nad <text:span text:style-name="T2">spôsobom riešenia</text:span> danej <text:span text:style-name="T2">úlohy</text:span>. Tento čas totiž môže byť rôzny v závislosti od schopností jedinca a jeho znalosti učiva geometrie, čo nesúvisí s jeho schopnosťou práce s PC. V tomto kontexte je teda pre nás irelevantný a nebolo potrebné sa ním zaoberať.</text:p>
      <text:p text:style-name="P3"/>
      <text:p text:style-name="P3"/>
      <text:p text:style-name="P3">Zhodnotenie aplikácie</text:p>
      <text:p text:style-name="P3"/>
      <text:p text:style-name="P3"><text:tab/>Dobrým základom pre hodnotenie aplikácie je tzv. 8 zlatých pravidiel HCI. Ako prvé pravidlo je <text:span text:style-name="T2">snaha o konzistenciu</text:span>. Z tohto pohľadu nie je moc čo aplikácií vytknúť. Tá totiž umožňuje akurát otvoriť zadanie, vyriešiť zadanie a uložiť zadanie. Konzistencia sa v týchto troch činnostiach prejaví len tažko. A farby konzistentné sú. <text:span text:style-name="T2">Klávesové skratky </text:span>sa v programe využívať <text:soft-page-break/>nedajú (okrem prechodu do full screen módu). To ale ani nieje potrebné pretože celá práca sa vykonáva pomocou myši. Tretím bodom je ponúkať <text:span text:style-name="T2">informatívnu spätnú väzbu</text:span>. Mnoho možností pre spätnú väzbu tu nenájdeme. Do úvahy pripadá potvrdnie o uložení a …<text:span text:style-name="T2"> Dizajn dialógu </text:span>je ďalším pravidlom. V testovanej aplikácií je proces natoľko jednoduchý a jasný, že dizajnu dialógov nieje čo vytknúť. <text:span text:style-name="T2">Ponúknuť jednoduché ošetrenie chýb</text:span> je taktiež jedným zo zlatých pravidiel. Jedniná situácia kde môže nastať chyba, je zlé narysovanie čiary. Riešením je vymazanie tejto čiary. To je prirodzená možnosť (keď niečo zle narysujeme tak to vygumujeme) a aj dobre realizovaná. Je totiž nepravdepodobné, že sa zmaže iná čiara ako používateľ chce, pretože aplikácia pri mazaní označenú čiaru pekne zvýrazní. </text:p>
      <text:p text:style-name="P3"><text:span text:style-name="T7">Umožniť jednoduché zrušenie akcie</text:span> – ak más tu aplikaciu tak kukni ci mozes zrusit zacatu ciaru :-D</text:p>
      <text:p text:style-name="P3"><text:span text:style-name="T7">Podpora vnútorného ťažiska kontroly </text:span>– neviem či tu má zmysel niečo písať</text:p>
      <text:p text:style-name="P3">Posledným pravidlom je <text:span text:style-name="T2">znížiť zaťaženie krátkodobej pamäti</text:span>. Jediné informácie, ktoré by si používateľ potreboval zapamätať, je zadanie úlohy. To je ale po celý čas vyditeľné takže o zaťaženi pamäte nemôže byť reč.</text:p>
      <text:p text:style-name="P3"/>
      <text:p text:style-name="P7">Chyby a nedostatky rozhrania</text:p>
      <text:p text:style-name="P7"/>
      <text:p text:style-name="P7">---- musel by som tu aplikaciu vidiet <text:s/>:-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u </meta:initial-creator>
    <meta:creation-date>2011-11-30T19:59:43</meta:creation-date>
    <dc:date>2011-12-05T18:34:35</dc:date>
    <dc:creator>peso </dc:creator>
    <meta:editing-duration>PT2H50M40S</meta:editing-duration>
    <meta:editing-cycles>57</meta:editing-cycles>
    <meta:generator>LibreOffice/3.3$Linux LibreOffice_project/330m19$Build-401</meta:generator>
    <meta:document-statistic meta:table-count="0" meta:image-count="0" meta:object-count="0" meta:page-count="3" meta:paragraph-count="62" meta:word-count="904" meta:character-count="5257"/>
  </office:meta>
</office:document-meta>
</file>